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808080" draw:fill-color="#fffbcc" draw:textarea-horizontal-align="justify" draw:textarea-vertical-align="middle" draw:auto-grow-height="false" fo:min-height="1.35cm" fo:min-width="1.1cm" draw:shadow="visible" draw:shadow-offset-x="0.141cm" draw:shadow-offset-y="0.141cm"/>
    </style:style>
    <style:style style:name="gr2" style:family="graphic" style:parent-style-name="standard">
      <style:graphic-properties svg:stroke-color="#808080" draw:fill-color="#bee3d3" draw:textarea-horizontal-align="justify" draw:textarea-vertical-align="middle" draw:auto-grow-height="false" fo:min-height="1.35cm" fo:min-width="1.1cm" draw:shadow="visible" draw:shadow-offset-x="0.141cm" draw:shadow-offset-y="0.14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808080" draw:fill-color="#fffbcc" draw:textarea-horizontal-align="justify" draw:textarea-vertical-align="top" draw:auto-grow-height="false" fo:min-height="11.35cm" fo:min-width="20.1cm" draw:shadow="visible" draw:shadow-offset-x="0.141cm" draw:shadow-offset-y="0.141cm"/>
    </style:style>
    <style:style style:name="gr6" style:family="graphic" style:parent-style-name="standard">
      <style:graphic-properties svg:stroke-color="#808080" draw:fill-color="#dfcce4" draw:textarea-horizontal-align="justify" draw:textarea-vertical-align="top" draw:auto-grow-height="false" fo:min-height="8.15cm" fo:min-width="18.7cm" draw:shadow="visible" draw:shadow-offset-x="0.141cm" draw:shadow-offset-y="0.141cm"/>
    </style:style>
    <style:style style:name="gr7" style:family="graphic" style:parent-style-name="standard">
      <style:graphic-properties svg:stroke-color="#808080" draw:fill-color="#e0efd4" draw:textarea-horizontal-align="justify" draw:textarea-vertical-align="top" draw:auto-grow-height="false" fo:min-height="4.121cm" fo:min-width="6.7cm" draw:shadow="visible" draw:shadow-offset-x="0.141cm" draw:shadow-offset-y="0.141cm"/>
    </style:style>
    <style:style style:name="gr8" style:family="graphic" style:parent-style-name="standard">
      <style:graphic-properties svg:stroke-color="#808080" draw:fill-color="#bee3d3" draw:textarea-horizontal-align="justify" draw:textarea-vertical-align="middle" draw:auto-grow-height="false" fo:min-height="1.808cm" fo:min-width="3.1cm" draw:shadow="visible" draw:shadow-offset-x="0.141cm" draw:shadow-offset-y="0.141cm"/>
    </style:style>
    <style:style style:name="gr9" style:family="graphic" style:parent-style-name="standard">
      <style:graphic-properties svg:stroke-color="#808080" draw:fill-color="#e0efd4" draw:textarea-horizontal-align="justify" draw:textarea-vertical-align="middle" draw:auto-grow-height="false" fo:min-height="0.435cm" fo:min-width="1.9cm" draw:shadow="visible" draw:shadow-offset-x="0cm" draw:shadow-offset-y="0cm"/>
    </style:style>
    <style:style style:name="gr10" style:family="graphic" style:parent-style-name="standard">
      <style:graphic-properties draw:fill-color="#111111" draw:textarea-horizontal-align="justify" draw:textarea-vertical-align="middle" draw:auto-grow-height="false" fo:min-height="0cm" fo:min-width="0.142cm"/>
    </style:style>
    <style:style style:name="gr11" style:family="graphic" style:parent-style-name="standard">
      <style:graphic-properties svg:stroke-color="#808080" draw:fill-color="#fedcc6" draw:textarea-horizontal-align="justify" draw:textarea-vertical-align="top" draw:auto-grow-height="false" fo:min-height="4.121cm" fo:min-width="4.5cm" draw:shadow="visible" draw:shadow-offset-x="0.141cm" draw:shadow-offset-y="0.141cm"/>
    </style:style>
    <style:style style:name="gr12" style:family="graphic" style:parent-style-name="standard">
      <style:graphic-properties svg:stroke-color="#808080" draw:fill-color="#fedcc6" draw:textarea-horizontal-align="justify" draw:textarea-vertical-align="top" draw:auto-grow-height="false" fo:min-height="4.121cm" fo:min-width="4.5cm" draw:shadow="visible" draw:shadow-offset-x="0.141cm" draw:shadow-offset-y="0.141cm"/>
    </style:style>
    <style:style style:name="gr13" style:family="graphic" style:parent-style-name="standard">
      <style:graphic-properties svg:stroke-color="#808080" draw:fill-color="#e0efd4" draw:textarea-horizontal-align="justify" draw:textarea-vertical-align="middle" draw:auto-grow-height="false" fo:min-height="0.35cm" fo:min-width="1.9cm" draw:shadow="visible" draw:shadow-offset-x="0cm" draw:shadow-offset-y="0cm"/>
    </style:style>
    <style:style style:name="gr14" style:family="graphic" style:parent-style-name="standard">
      <style:graphic-properties svg:stroke-color="#808080" draw:fill-color="#e0efd4" draw:textarea-horizontal-align="justify" draw:textarea-vertical-align="middle" draw:auto-grow-height="false" fo:min-height="0.435cm" fo:min-width="2.958cm" draw:shadow="visible" draw:shadow-offset-x="0cm" draw:shadow-offset-y="0cm"/>
    </style:style>
    <style:style style:name="gr15" style:family="graphic" style:parent-style-name="standard">
      <style:graphic-properties svg:stroke-width="0.018cm" svg:stroke-color="#111111" draw:marker-start-width="0.227cm" draw:marker-end="Arrow" draw:marker-end-width="0.227cm" draw:fill-color="#e0efd4" draw:textarea-vertical-align="middle" fo:padding-top="0.134cm" fo:padding-bottom="0.134cm" fo:padding-left="0.259cm" fo:padding-right="0.259cm"/>
    </style:style>
    <style:style style:name="gr16" style:family="graphic" style:parent-style-name="standard">
      <style:graphic-properties draw:fill-color="#e0efd4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draw:marker-end="Symmetric_20_Arrow" draw:marker-end-width="0.3cm" draw:fill="none" draw:fill-color="#e0efd4" draw:textarea-vertical-align="middle"/>
    </style:style>
    <style:style style:name="gr18" style:family="graphic" style:parent-style-name="standard">
      <style:graphic-properties svg:stroke-color="#808080" draw:fill-color="#fedcc6" draw:textarea-horizontal-align="justify" draw:textarea-vertical-align="top" draw:auto-grow-height="false" fo:min-height="4.121cm" fo:min-width="3.9cm" draw:shadow="visible" draw:shadow-offset-x="0.141cm" draw:shadow-offset-y="0.141cm"/>
    </style:style>
    <style:style style:name="gr19" style:family="graphic" style:parent-style-name="standard">
      <style:graphic-properties svg:stroke-color="#808080" draw:fill-color="#fedcc6" draw:textarea-horizontal-align="justify" draw:textarea-vertical-align="top" draw:auto-grow-height="false" fo:min-height="4.121cm" fo:min-width="3.9cm" draw:shadow="visible" draw:shadow-offset-x="0.141cm" draw:shadow-offset-y="0.141cm"/>
    </style:style>
    <style:style style:name="gr20" style:family="graphic" style:parent-style-name="standard">
      <style:graphic-properties svg:stroke-color="#808080" draw:fill-color="#e0efd4" draw:textarea-horizontal-align="justify" draw:textarea-vertical-align="middle" draw:auto-grow-height="false" fo:min-height="0.435cm" fo:min-width="10.7cm" draw:shadow="visible" draw:shadow-offset-x="0cm" draw:shadow-offset-y="0cm"/>
    </style:style>
    <style:style style:name="gr21" style:family="graphic" style:parent-style-name="standard">
      <style:graphic-properties svg:stroke-color="#808080" draw:fill-color="#e0efd4" draw:textarea-horizontal-align="justify" draw:textarea-vertical-align="middle" draw:auto-grow-height="false" fo:min-height="0.435cm" fo:min-width="4.9cm" draw:shadow="visible" draw:shadow-offset-x="0cm" draw:shadow-offset-y="0cm"/>
    </style:style>
    <style:style style:name="gr22" style:family="graphic" style:parent-style-name="standard">
      <style:graphic-properties svg:stroke-color="#000000" draw:marker-end="Rounded_20_short_20_Arrow" draw:fill-color="#e0efd4" draw:textarea-vertical-align="middle"/>
    </style:style>
    <style:style style:name="gr23" style:family="graphic" style:parent-style-name="standard">
      <style:graphic-properties draw:stroke="none" draw:fill="none" draw:fill-color="#e0efd4" fo:min-height="0.327cm"/>
    </style:style>
    <style:style style:name="gr24" style:family="graphic" style:parent-style-name="standard">
      <style:graphic-properties svg:stroke-color="#808080" draw:fill-color="#e0efd4" draw:textarea-horizontal-align="justify" draw:textarea-vertical-align="middle" draw:auto-grow-height="false" fo:min-height="0.75cm" fo:min-width="4.9cm" draw:shadow="visible" draw:shadow-offset-x="0cm" draw:shadow-offset-y="0cm"/>
    </style:style>
    <style:style style:name="gr25" style:family="graphic" style:parent-style-name="standard">
      <style:graphic-properties draw:fill-color="#adc5e7" draw:textarea-horizontal-align="justify" draw:textarea-vertical-align="middle" draw:auto-grow-height="false" fo:min-height="0.174cm" fo:min-width="0.914cm"/>
    </style:style>
    <style:style style:name="gr26" style:family="graphic" style:parent-style-name="standard">
      <style:graphic-properties draw:fill-color="#adc5e7" draw:textarea-horizontal-align="justify" draw:textarea-vertical-align="middle" draw:auto-grow-height="false" fo:min-height="0.174cm" fo:min-width="0.632cm"/>
    </style:style>
    <style:style style:name="gr27" style:family="graphic" style:parent-style-name="objectwithoutfill">
      <style:graphic-properties draw:stroke="dash" draw:stroke-dash="Fine_20_Dashed" draw:marker-end="Arrow" draw:marker-end-width="0.3cm" draw:fill="none" draw:fill-color="#e0efd4" draw:textarea-vertical-align="middle"/>
    </style:style>
    <style:style style:name="gr28" style:family="graphic" style:parent-style-name="objectwithoutfill">
      <style:graphic-properties draw:stroke="dash" draw:stroke-dash="Fine_20_Dashed" draw:marker-end="Symmetric_20_Arrow" draw:marker-end-width="0.3cm" draw:fill="none" draw:fill-color="#e0efd4" draw:textarea-vertical-align="middle"/>
    </style:style>
    <style:style style:name="gr29" style:family="graphic" style:parent-style-name="standard">
      <style:graphic-properties svg:stroke-color="#808080" draw:fill-color="#dfcce4" draw:textarea-horizontal-align="justify" draw:textarea-vertical-align="top" draw:auto-grow-height="false" fo:min-height="8.15cm" fo:min-width="9.5cm" draw:shadow="visible" draw:shadow-offset-x="0.141cm" draw:shadow-offset-y="0.141cm"/>
    </style:style>
    <style:style style:name="gr30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31" style:family="graphic" style:parent-style-name="standard">
      <style:graphic-properties svg:stroke-color="#808080" draw:fill-color="#bee3d3" draw:textarea-horizontal-align="justify" draw:textarea-vertical-align="middle" draw:auto-grow-height="false" fo:min-height="4.75cm" fo:min-width="3.1cm" draw:shadow="visible" draw:shadow-offset-x="0.141cm" draw:shadow-offset-y="0.141cm"/>
    </style:style>
    <style:style style:name="gr32" style:family="graphic" style:parent-style-name="standard">
      <style:graphic-properties svg:stroke-color="#1c1c1c" draw:fill-color="#1c1c1c" draw:textarea-horizontal-align="justify" draw:textarea-vertical-align="middle" draw:auto-grow-height="false" fo:min-height="0cm" fo:min-width="0.408cm"/>
    </style:style>
    <style:style style:name="gr33" style:family="graphic" style:parent-style-name="standard">
      <style:graphic-properties svg:stroke-color="#808080" draw:fill-color="#fedcc6" draw:textarea-horizontal-align="justify" draw:textarea-vertical-align="top" draw:auto-grow-height="false" fo:min-height="0.62cm" fo:min-width="1.068cm" draw:shadow="visible" draw:shadow-offset-x="0cm" draw:shadow-offset-y="0cm"/>
    </style:style>
    <style:style style:name="gr34" style:family="graphic" style:parent-style-name="standard">
      <style:graphic-properties svg:stroke-color="#808080" draw:fill-color="#fedcc6" draw:textarea-horizontal-align="justify" draw:textarea-vertical-align="top" draw:auto-grow-height="false" fo:min-height="0.62cm" fo:min-width="0.9cm" draw:shadow="visible" draw:shadow-offset-x="0cm" draw:shadow-offset-y="0cm"/>
    </style:style>
    <style:style style:name="gr35" style:family="graphic" style:parent-style-name="standard">
      <style:graphic-properties svg:stroke-color="#808080" draw:fill-color="#fedcc6" draw:textarea-horizontal-align="justify" draw:textarea-vertical-align="middle" draw:auto-grow-height="false" fo:min-height="0.435cm" fo:min-width="8.1cm" draw:shadow="visible" draw:shadow-offset-x="0cm" draw:shadow-offset-y="0cm"/>
    </style:style>
    <style:style style:name="gr36" style:family="graphic" style:parent-style-name="standard">
      <style:graphic-properties draw:stroke="none" draw:fill="none" fo:min-height="0.15cm"/>
    </style:style>
    <style:style style:name="gr37" style:family="graphic" style:parent-style-name="standard">
      <style:graphic-properties draw:stroke="none" draw:fill="none" fo:min-height="0.107cm"/>
    </style:style>
    <style:style style:name="gr38" style:family="graphic" style:parent-style-name="standard">
      <style:graphic-properties svg:stroke-color="#808080" draw:fill-color="#fedcc6" draw:textarea-horizontal-align="justify" draw:textarea-vertical-align="middle" draw:auto-grow-height="false" fo:min-height="0.435cm" fo:min-width="4.9cm" draw:shadow="visible" draw:shadow-offset-x="0cm" draw:shadow-offset-y="0cm"/>
    </style:style>
    <style:style style:name="gr39" style:family="graphic" style:parent-style-name="standard">
      <style:graphic-properties svg:stroke-color="#808080" draw:fill-color="#e0efd4" draw:textarea-horizontal-align="justify" draw:textarea-vertical-align="top" draw:auto-grow-height="false" fo:min-height="6.35cm" fo:min-width="5.429cm" draw:shadow="visible" draw:shadow-offset-x="0.141cm" draw:shadow-offset-y="0.141cm"/>
    </style:style>
    <style:style style:name="gr40" style:family="graphic" style:parent-style-name="standard">
      <style:graphic-properties svg:stroke-color="#808080" draw:fill-color="#bee3d3" draw:textarea-horizontal-align="justify" draw:textarea-vertical-align="middle" draw:auto-grow-height="false" fo:min-height="5.249cm" fo:min-width="2.971cm" draw:shadow="visible" draw:shadow-offset-x="0.141cm" draw:shadow-offset-y="0.141cm"/>
    </style:style>
    <style:style style:name="gr41" style:family="graphic" style:parent-style-name="standard">
      <style:graphic-properties svg:stroke-color="#808080" draw:fill-color="#e0efd4" draw:textarea-horizontal-align="justify" draw:textarea-vertical-align="middle" draw:auto-grow-height="false" fo:min-height="0.435cm" fo:min-width="1.63cm" draw:shadow="visible" draw:shadow-offset-x="0cm" draw:shadow-offset-y="0cm"/>
    </style:style>
    <style:style style:name="gr42" style:family="graphic" style:parent-style-name="objectwithoutfill">
      <style:graphic-properties draw:marker-end="Symmetric_20_Arrow" draw:marker-end-width="0.3cm" draw:fill="none" draw:textarea-vertical-align="middle"/>
    </style:style>
    <style:style style:name="gr43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svg:stroke-color="#808080" draw:fill-color="#fedcc6" draw:textarea-horizontal-align="justify" draw:textarea-vertical-align="top" draw:auto-grow-height="false" fo:min-height="0.62cm" fo:min-width="1.3cm" draw:shadow="visible" draw:shadow-offset-x="0.071cm" draw:shadow-offset-y="0.071cm"/>
    </style:style>
    <style:style style:name="gr45" style:family="graphic" style:parent-style-name="standard">
      <style:graphic-properties svg:stroke-color="#111111" draw:fill-color="#111111" draw:textarea-horizontal-align="justify" draw:textarea-vertical-align="middle" draw:auto-grow-height="false" fo:min-height="0.712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bcc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bee3d3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-color="#dfcce4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e0efd4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111111"/>
      <style:paragraph-properties fo:text-align="center"/>
    </style:style>
    <style:style style:name="P10" style:family="paragraph">
      <loext:graphic-properties draw:fill-color="#fedcc6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e0efd4"/>
      <style:paragraph-properties fo:text-align="center"/>
      <style:text-properties fo:font-size="9pt" style:font-size-asian="9pt" style:font-size-complex="9pt"/>
    </style:style>
    <style:style style:name="P12" style:family="paragraph">
      <loext:graphic-properties draw:fill-color="#e0efd4"/>
      <style:paragraph-properties fo:text-align="center"/>
    </style:style>
    <style:style style:name="P13" style:family="paragraph">
      <loext:graphic-properties draw:fill="none" draw:fill-color="#e0efd4"/>
      <style:paragraph-properties fo:text-align="center"/>
    </style:style>
    <style:style style:name="P14" style:family="paragraph">
      <loext:graphic-properties draw:fill="none" draw:fill-color="#e0efd4"/>
      <style:text-properties fo:font-size="10pt" style:font-size-asian="10pt" style:font-size-complex="10pt"/>
    </style:style>
    <style:style style:name="P15" style:family="paragraph">
      <loext:graphic-properties draw:fill-color="#adc5e7"/>
      <style:paragraph-properties fo:text-align="center"/>
      <style:text-properties fo:font-size="8pt" style:font-size-asian="8pt" style:font-size-complex="8pt"/>
    </style:style>
    <style:style style:name="P16" style:family="paragraph">
      <loext:graphic-properties draw:fill-color="#dfcce4"/>
      <style:paragraph-properties fo:text-align="start"/>
      <style:text-properties fo:font-size="12pt" style:font-size-asian="12pt" style:font-size-complex="12pt"/>
    </style:style>
    <style:style style:name="P17" style:family="paragraph">
      <style:paragraph-properties fo:text-align="center"/>
      <style:text-properties fo:font-size="11pt" style:font-size-asian="11pt" style:font-size-complex="11pt"/>
    </style:style>
    <style:style style:name="P18" style:family="paragraph">
      <loext:graphic-properties draw:fill-color="#bee3d3"/>
      <style:paragraph-properties fo:text-align="center"/>
      <style:text-properties fo:font-size="11pt" style:font-size-asian="11pt" style:font-size-complex="11pt"/>
    </style:style>
    <style:style style:name="P19" style:family="paragraph">
      <loext:graphic-properties draw:fill-color="#1c1c1c"/>
      <style:paragraph-properties fo:text-align="center"/>
    </style:style>
    <style:style style:name="P20" style:family="paragraph">
      <style:paragraph-properties fo:text-align="center"/>
      <style:text-properties fo:font-size="10pt" style:font-size-asian="10pt" style:font-size-complex="10pt"/>
    </style:style>
    <style:style style:name="P21" style:family="paragraph">
      <loext:graphic-properties draw:fill-color="#fedcc6"/>
      <style:paragraph-properties fo:text-align="center"/>
      <style:text-properties fo:font-size="10pt" style:font-size-asian="10pt" style:font-size-complex="10pt"/>
    </style:style>
    <style:style style:name="P22" style:family="paragraph">
      <style:text-properties fo:font-size="6pt"/>
    </style:style>
    <style:style style:name="P23" style:family="paragraph">
      <loext:graphic-properties draw:fill="none"/>
      <style:text-properties fo:font-size="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.6cm" svg:height="1.6cm" svg:x="4.2cm" svg:y="3.6cm">
          <text:p text:style-name="P1"><text:span text:style-name="T1">8’h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1.6cm" svg:x="7.8cm" svg:y="3.6cm">
          <text:p text:style-name="P1"><text:span text:style-name="T1">8’h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1.6cm" svg:x="11.4cm" svg:y="3.6cm">
          <text:p text:style-name="P1"><text:span text:style-name="T1">8’h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1.6cm" svg:x="4.2cm" svg:y="6cm">
          <text:p text:style-name="P1"><text:span text:style-name="T1">8’h0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7.8cm" svg:y="6cm">
          <text:p text:style-name="P1"><text:span text:style-name="T1">8’h11</text:span><text:span text:style-name="T1"><text:line-break/></text:span><text:span text:style-name="T1">(DU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1.6cm" svg:x="11.4cm" svg:y="6cm">
          <text:p text:style-name="P1"><text:span text:style-name="T1">8’h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1.6cm" svg:x="4.2cm" svg:y="8.4cm">
          <text:p text:style-name="P1"><text:span text:style-name="T1">8</text:span><text:span text:style-name="T1">’</text:span><text:span text:style-name="T1">h</text:span><text:span text:style-name="T1">0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1.6cm" svg:x="7.8cm" svg:y="8.4cm">
          <text:p text:style-name="P1"><text:span text:style-name="T1">8’h</text:span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1.6cm" svg:x="11.4cm" svg:y="8.4cm">
          <text:p text:style-name="P1"><text:span text:style-name="T1">8’h</text:span><text:span text:style-name="T1">20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8cm" svg:y1="4.2cm" svg:x2="7.8cm" svg:y2="4.2cm">
          <text:p/>
        </draw:line>
        <draw:line draw:style-name="gr3" draw:text-style-name="P4" draw:layer="layout" svg:x1="9.4cm" svg:y1="4.2cm" svg:x2="11.4cm" svg:y2="4.2cm">
          <text:p/>
        </draw:line>
        <draw:line draw:style-name="gr3" draw:text-style-name="P4" draw:layer="layout" svg:x1="5.8cm" svg:y1="6.6cm" svg:x2="7.8cm" svg:y2="6.6cm">
          <text:p/>
        </draw:line>
        <draw:line draw:style-name="gr3" draw:text-style-name="P4" draw:layer="layout" svg:x1="9.4cm" svg:y1="6.6cm" svg:x2="11.4cm" svg:y2="6.6cm">
          <text:p/>
        </draw:line>
        <draw:line draw:style-name="gr3" draw:text-style-name="P4" draw:layer="layout" svg:x1="5.8cm" svg:y1="8.8cm" svg:x2="7.8cm" svg:y2="8.8cm">
          <text:p/>
        </draw:line>
        <draw:line draw:style-name="gr3" draw:text-style-name="P4" draw:layer="layout" svg:x1="9.4cm" svg:y1="8.8cm" svg:x2="11.4cm" svg:y2="8.8cm">
          <text:p/>
        </draw:line>
        <draw:line draw:style-name="gr3" draw:text-style-name="P4" draw:layer="layout" svg:x1="11.4cm" svg:y1="9.4cm" svg:x2="9.4cm" svg:y2="9.4cm">
          <text:p/>
        </draw:line>
        <draw:line draw:style-name="gr3" draw:text-style-name="P4" draw:layer="layout" svg:x1="7.8cm" svg:y1="9.4cm" svg:x2="5.8cm" svg:y2="9.4cm">
          <text:p/>
        </draw:line>
        <draw:line draw:style-name="gr3" draw:text-style-name="P4" draw:layer="layout" svg:x1="11.4cm" svg:y1="7.2cm" svg:x2="9.4cm" svg:y2="7.2cm">
          <text:p/>
        </draw:line>
        <draw:line draw:style-name="gr3" draw:text-style-name="P4" draw:layer="layout" svg:x1="7.8cm" svg:y1="7.2cm" svg:x2="5.8cm" svg:y2="7.2cm">
          <text:p/>
        </draw:line>
        <draw:line draw:style-name="gr3" draw:text-style-name="P4" draw:layer="layout" svg:x1="11.4cm" svg:y1="4.8cm" svg:x2="9.4cm" svg:y2="4.8cm">
          <text:p/>
        </draw:line>
        <draw:line draw:style-name="gr3" draw:text-style-name="P4" draw:layer="layout" svg:x1="7.8cm" svg:y1="4.8cm" svg:x2="5.8cm" svg:y2="4.8cm">
          <text:p/>
        </draw:line>
        <draw:line draw:style-name="gr3" draw:text-style-name="P4" draw:layer="layout" svg:x1="12cm" svg:y1="5.2cm" svg:x2="12cm" svg:y2="6cm">
          <text:p/>
        </draw:line>
        <draw:line draw:style-name="gr3" draw:text-style-name="P4" draw:layer="layout" svg:x1="12.6cm" svg:y1="6cm" svg:x2="12.6cm" svg:y2="5.2cm">
          <text:p/>
        </draw:line>
        <draw:line draw:style-name="gr3" draw:text-style-name="P4" draw:layer="layout" svg:x1="12cm" svg:y1="7.6cm" svg:x2="12cm" svg:y2="8.4cm">
          <text:p/>
        </draw:line>
        <draw:line draw:style-name="gr3" draw:text-style-name="P4" draw:layer="layout" svg:x1="12.6cm" svg:y1="8.4cm" svg:x2="12.6cm" svg:y2="7.6cm">
          <text:p/>
        </draw:line>
        <draw:line draw:style-name="gr3" draw:text-style-name="P4" draw:layer="layout" svg:x1="8.4cm" svg:y1="5.2cm" svg:x2="8.4cm" svg:y2="6cm">
          <text:p/>
        </draw:line>
        <draw:line draw:style-name="gr3" draw:text-style-name="P4" draw:layer="layout" svg:x1="9cm" svg:y1="6cm" svg:x2="9cm" svg:y2="5.2cm">
          <text:p/>
        </draw:line>
        <draw:line draw:style-name="gr3" draw:text-style-name="P4" draw:layer="layout" svg:x1="8.4cm" svg:y1="7.6cm" svg:x2="8.4cm" svg:y2="8.4cm">
          <text:p/>
        </draw:line>
        <draw:line draw:style-name="gr3" draw:text-style-name="P4" draw:layer="layout" svg:x1="9cm" svg:y1="8.4cm" svg:x2="9cm" svg:y2="7.6cm">
          <text:p/>
        </draw:line>
        <draw:line draw:style-name="gr3" draw:text-style-name="P4" draw:layer="layout" svg:x1="4.8cm" svg:y1="5.2cm" svg:x2="4.8cm" svg:y2="6cm">
          <text:p/>
        </draw:line>
        <draw:line draw:style-name="gr3" draw:text-style-name="P4" draw:layer="layout" svg:x1="5.4cm" svg:y1="6cm" svg:x2="5.4cm" svg:y2="5.2cm">
          <text:p/>
        </draw:line>
        <draw:line draw:style-name="gr3" draw:text-style-name="P4" draw:layer="layout" svg:x1="4.8cm" svg:y1="7.6cm" svg:x2="4.8cm" svg:y2="8.4cm">
          <text:p/>
        </draw:line>
        <draw:line draw:style-name="gr3" draw:text-style-name="P4" draw:layer="layout" svg:x1="5.4cm" svg:y1="8.4cm" svg:x2="5.4cm" svg:y2="7.6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5" draw:text-style-name="P2" draw:layer="layout" svg:width="20.6cm" svg:height="11.6cm" svg:x="3.2cm" svg:y="1.8cm">
          <text:p text:style-name="P6"><text:span text:style-name="T1">to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9.2cm" svg:height="8.4cm" svg:x="3.8cm" svg:y="3.6cm">
          <text:p text:style-name="P1"><text:span text:style-name="T1">hermes_router_</text:span><text:span text:style-name="T1">env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7.2cm" svg:height="4.371cm" svg:x="10cm" svg:y="6.829cm">
          <text:p text:style-name="P1"><text:span text:style-name="T1">RouterCC_wrapper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6cm" svg:height="2.058cm" svg:x="11.8cm" svg:y="8.371cm">
          <text:p text:style-name="P1"><text:span text:style-name="T1">RouterCC</text:span><text:span text:style-name="T1"><text:line-break/></text:span><text:span text:style-name="T1">(DUT)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2" draw:id="id2" draw:layer="layout" svg:width="2.4cm" svg:height="0.685cm" draw:transform="rotate (1.5707963267949) translate (10.315cm 10.6cm)">
          <text:p text:style-name="P1"><text:span text:style-name="T1">herm</text:span><text:span text:style-name="T1">es_if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5" draw:id="id5" draw:layer="layout" svg:width="2.4cm" svg:height="0.685cm" draw:transform="rotate (1.5707963267949) translate (16.2cm 10.6cm)">
          <text:p text:style-name="P1"><text:span text:style-name="T1">h</text:span><text:span text:style-name="T1">e</text:span><text:span text:style-name="T1">r</text:span><text:span text:style-name="T1">m</text:span><text:span text:style-name="T1">e</text:span><text:span text:style-name="T1">s</text:span><text:span text:style-name="T1">_</text:span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8cm" svg:height="0.2cm" svg:x="11cm" svg:y="8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9" draw:layer="layout" svg:width="0.8cm" svg:height="0.2cm" svg:x="11cm" svg:y="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9" draw:layer="layout" svg:width="0.8cm" svg:height="0.2cm" svg:x="11cm" svg:y="9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9" draw:layer="layout" svg:width="0.8cm" svg:height="0.2cm" svg:x="11cm" svg:y="9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9" draw:layer="layout" svg:width="0.8cm" svg:height="0.2cm" svg:x="15.4cm" svg:y="8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9" draw:layer="layout" svg:width="0.8cm" svg:height="0.2cm" svg:x="15.4cm" svg:y="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9" draw:layer="layout" svg:width="0.8cm" svg:height="0.2cm" svg:x="15.4cm" svg:y="9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9" draw:layer="layout" svg:width="0.8cm" svg:height="0.2cm" svg:x="15.4cm" svg:y="9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0" draw:layer="layout" svg:width="5cm" svg:height="4.371cm" svg:x="4.271cm" svg:y="6.6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5cm" svg:height="4.371cm" svg:x="4.4cm" svg:y="6.829cm">
          <text:p text:style-name="P1"><text:span text:style-name="T1">h</text:span><text:span text:style-name="T1">e</text:span><text:span text:style-name="T1">r</text:span><text:span text:style-name="T1">m</text:span><text:span text:style-name="T1">e</text:span><text:span text:style-name="T1">s</text:span><text:span text:style-name="T1">_</text:span><text:span text:style-name="T1">a</text:span><text:span text:style-name="T1">g</text:span><text:span text:style-name="T1">e</text:span><text:span text:style-name="T1">n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4cm" svg:height="0.6cm" draw:transform="rotate (1.5707963267949) translate (4.6cm 10.8cm)">
          <text:p text:style-name="P1"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" draw:id="id1" draw:layer="layout" svg:width="3.458cm" svg:height="0.685cm" svg:x="5.6cm" svg:y="9.915cm">
          <text:p text:style-name="P1"><text:span text:style-name="T2">h</text:span><text:span text:style-name="T2">e</text:span><text:span text:style-name="T2">r</text:span><text:span text:style-name="T2">m</text:span><text:span text:style-name="T2">e</text:span><text:span text:style-name="T2">s</text:span><text:span text:style-name="T2">_</text:span><text:span text:style-name="T2">m</text:span><text:span text:style-name="T2">a</text:span><text:span text:style-name="T2">s</text:span><text:span text:style-name="T2">t</text:span><text:span text:style-name="T2">e</text:span><text:span text:style-name="T2">r</text:span><text:span text:style-name="T2">_</text:span><text:span text:style-name="T2">d</text:span><text:span text:style-name="T2">r</text:span><text:span text:style-name="T2">i</text:span><text:span text:style-name="T2">v</text:span><text:span text:style-name="T2">e</text:span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3" draw:id="id3" draw:layer="layout" svg:width="3.458cm" svg:height="0.685cm" svg:x="5.6cm" svg:y="8.6cm">
          <text:p text:style-name="P1"><text:span text:style-name="T2">h</text:span><text:span text:style-name="T2">e</text:span><text:span text:style-name="T2">r</text:span><text:span text:style-name="T2">m</text:span><text:span text:style-name="T2">e</text:span><text:span text:style-name="T2">s</text:span><text:span text:style-name="T2">_</text:span><text:span text:style-name="T2">m</text:span><text:span text:style-name="T2">o</text:span><text:span text:style-name="T2">n</text:span><text:span text:style-name="T2">i</text:span><text:span text:style-name="T2">t</text:span><text:span text:style-name="T2">o</text:span><text:span text:style-name="T2">r</text:span></text:p>
          <draw:enhanced-geometry svg:viewBox="0 0 21600 21600" draw:type="rectangle" draw:enhanced-path="M 0 0 L 21600 0 21600 21600 0 21600 0 0 Z N"/>
        </draw:custom-shape>
        <draw:connector draw:style-name="gr15" draw:text-style-name="P12" draw:layer="layout" svg:x1="9.058cm" svg:y1="10.257cm" svg:x2="10.315cm" svg:y2="9.4cm" draw:start-shape="id1" draw:start-glue-point="1" draw:end-shape="id2" svg:d="M9058 10257h628v-857h629" svg:viewBox="0 0 1258 858">
          <text:p/>
        </draw:connector>
        <draw:connector draw:style-name="gr15" draw:text-style-name="P12" draw:layer="layout" svg:x1="10.315cm" svg:y1="9.4cm" svg:x2="9.058cm" svg:y2="8.942cm" draw:start-shape="id2" draw:start-glue-point="0" draw:end-shape="id3" draw:end-glue-point="1" svg:d="M10315 9400h-629v-458h-628" svg:viewBox="0 0 1258 459">
          <text:p/>
        </draw:connector>
        <draw:custom-shape draw:style-name="gr16" draw:text-style-name="P12" draw:layer="layout" svg:width="0.4cm" svg:height="0.4cm" svg:x="8.4cm" svg:y="6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13" draw:layer="layout" svg:x1="8.6cm" svg:y1="8.6cm" svg:x2="8.6cm" svg:y2="7cm">
          <text:p/>
        </draw:line>
        <draw:custom-shape draw:style-name="gr18" draw:text-style-name="P10" draw:layer="layout" svg:width="4.4cm" svg:height="4.371cm" svg:x="18.071cm" svg:y="6.6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.4cm" svg:height="4.371cm" svg:x="17.8cm" svg:y="6.829cm">
          <text:p text:style-name="P1"><text:span text:style-name="T1">hermes_a</text:span><text:span text:style-name="T1">g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4" draw:id="id4" draw:layer="layout" svg:width="3.458cm" svg:height="0.685cm" svg:x="18.142cm" svg:y="9.915cm">
          <text:p text:style-name="P1"><text:span text:style-name="T2">hermes_slav</text:span><text:span text:style-name="T2">e_dri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6" draw:id="id6" draw:layer="layout" svg:width="3.458cm" svg:height="0.685cm" svg:x="18.142cm" svg:y="8.6cm">
          <text:p text:style-name="P1"><text:span text:style-name="T2">hermes_monitor</text:span></text:p>
          <draw:enhanced-geometry svg:viewBox="0 0 21600 21600" draw:type="rectangle" draw:enhanced-path="M 0 0 L 21600 0 21600 21600 0 21600 0 0 Z N"/>
        </draw:custom-shape>
        <draw:connector draw:style-name="gr15" draw:text-style-name="P12" draw:layer="layout" svg:x1="18.142cm" svg:y1="10.257cm" svg:x2="16.885cm" svg:y2="9.4cm" draw:start-shape="id4" draw:start-glue-point="3" draw:end-shape="id5" draw:end-glue-point="2" svg:d="M18142 10257h-629v-857h-628" svg:viewBox="0 0 1258 858">
          <text:p/>
        </draw:connector>
        <draw:connector draw:style-name="gr15" draw:text-style-name="P12" draw:layer="layout" svg:x1="16.885cm" svg:y1="9.4cm" svg:x2="18.142cm" svg:y2="8.942cm" draw:start-shape="id5" draw:start-glue-point="2" draw:end-shape="id6" svg:d="M16885 9400h628v-458h629" svg:viewBox="0 0 1258 459">
          <text:p/>
        </draw:connector>
        <draw:custom-shape draw:style-name="gr16" draw:text-style-name="P12" draw:layer="layout" svg:width="0.4cm" svg:height="0.4cm" svg:x="18.2cm" svg:y="6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13" draw:layer="layout" svg:x1="18.4cm" svg:y1="8.6cm" svg:x2="18.4cm" svg:y2="7cm">
          <text:p/>
        </draw:line>
        <draw:custom-shape draw:style-name="gr20" draw:text-style-name="P8" xml:id="id7" draw:id="id7" draw:layer="layout" svg:width="11.2cm" svg:height="0.685cm" svg:x="7.8cm" svg:y="5.2cm">
          <text:p text:style-name="P1"><text:span text:style-name="T1">hermes_router_scoreboard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xml:id="id8" draw:id="id8" draw:layer="layout" svg:width="5.4cm" svg:height="0.685cm" svg:x="16.4cm" svg:y="4.2cm">
          <text:p text:style-name="P1"><text:span text:style-name="T1">hermes_router_coverage</text:span></text:p>
          <draw:enhanced-geometry svg:viewBox="0 0 21600 21600" draw:type="rectangle" draw:enhanced-path="M 0 0 L 21600 0 21600 21600 0 21600 0 0 Z N"/>
        </draw:custom-shape>
        <draw:line draw:style-name="gr17" draw:text-style-name="P13" draw:layer="layout" svg:x1="8.6cm" svg:y1="6.6cm" svg:x2="8.6cm" svg:y2="5.885cm">
          <text:p/>
        </draw:line>
        <draw:line draw:style-name="gr17" draw:text-style-name="P13" draw:layer="layout" svg:x1="8.2cm" svg:y1="6.615cm" svg:x2="8.2cm" svg:y2="5.9cm">
          <text:p/>
        </draw:line>
        <draw:custom-shape draw:style-name="gr16" draw:text-style-name="P12" draw:layer="layout" svg:width="0.4cm" svg:height="0.4cm" svg:x="8cm" svg:y="6.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13" draw:layer="layout" svg:x1="18.8cm" svg:y1="6.6cm" svg:x2="18.8cm" svg:y2="5.885cm">
          <text:p/>
        </draw:line>
        <draw:custom-shape draw:style-name="gr16" draw:text-style-name="P12" draw:layer="layout" svg:width="0.4cm" svg:height="0.4cm" svg:x="18.571cm" svg:y="6.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13" draw:layer="layout" svg:x1="18.4cm" svg:y1="6.615cm" svg:x2="18.4cm" svg:y2="5.9cm">
          <text:p/>
        </draw:line>
        <draw:connector draw:style-name="gr22" draw:text-style-name="P12" draw:layer="layout" svg:x1="13.4cm" svg:y1="5.2cm" svg:x2="16.4cm" svg:y2="4.542cm" draw:start-shape="id7" draw:start-glue-point="0" draw:end-shape="id8" svg:d="M13400 5200v-658h3000" svg:viewBox="0 0 3001 659">
          <text:p/>
        </draw:connector>
        <draw:line draw:style-name="gr17" draw:text-style-name="P13" draw:layer="layout" svg:x1="4.443cm" svg:y1="12.556cm" svg:x2="5.158cm" svg:y2="12.556cm">
          <text:p/>
        </draw:line>
        <draw:frame draw:style-name="gr23" draw:text-style-name="P14" draw:layer="layout" svg:width="6.4cm" svg:height="0.577cm" svg:x="5.1cm" svg:y="12.323cm">
          <draw:text-box>
            <text:p><text:span text:style-name="T3">transactions of type hermes_packet_t</text:span></text:p>
          </draw:text-box>
        </draw:frame>
        <draw:custom-shape draw:style-name="gr24" draw:text-style-name="P8" draw:layer="layout" svg:width="5.4cm" svg:height="1cm" svg:x="10.6cm" svg:y="2cm">
          <text:p text:style-name="P1"><text:span text:style-name="T1">test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2cm" svg:height="0.6cm" svg:x="4.6cm" svg:y="7.4cm">
          <text:p text:style-name="P1"><text:span text:style-name="T4">agent_confi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2cm" svg:height="0.6cm" svg:x="19.4cm" svg:y="7.6cm">
          <text:p text:style-name="P1"><text:span text:style-name="T4">agent_confi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2cm" svg:height="0.6cm" svg:x="4.4cm" svg:y="4cm">
          <text:p text:style-name="P1"><text:span text:style-name="T4">env_confi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1.6cm" svg:height="0.6cm" svg:x="14.2cm" svg:y="2.2cm">
          <text:p text:style-name="P1"><text:span text:style-name="T4">seq_confi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3" draw:layer="layout" svg:x1="5.2cm" svg:y1="10.2cm" svg:x2="5.6cm" svg:y2="10.2cm">
          <text:p/>
        </draw:line>
        <draw:line draw:style-name="gr27" draw:text-style-name="P13" draw:layer="layout" svg:x1="10.6cm" svg:y1="2.6cm" svg:x2="6.2cm" svg:y2="4.2cm">
          <text:p/>
        </draw:line>
        <draw:line draw:style-name="gr27" draw:text-style-name="P13" draw:layer="layout" svg:x1="11.4cm" svg:y1="3cm" svg:x2="5.2cm" svg:y2="7.4cm">
          <text:p/>
        </draw:line>
        <draw:line draw:style-name="gr27" draw:text-style-name="P13" draw:layer="layout" svg:x1="14.8cm" svg:y1="2.6cm" svg:x2="5.2cm" svg:y2="9cm">
          <text:p/>
        </draw:line>
        <draw:line draw:style-name="gr27" draw:text-style-name="P13" draw:layer="layout" svg:x1="16cm" svg:y1="3cm" svg:x2="19.8cm" svg:y2="7.6cm">
          <text:p/>
        </draw:line>
        <draw:line draw:style-name="gr28" draw:text-style-name="P13" draw:layer="layout" svg:x1="4.443cm" svg:y1="13.033cm" svg:x2="5.158cm" svg:y2="13.033cm">
          <text:p/>
        </draw:line>
        <draw:frame draw:style-name="gr23" draw:text-style-name="P14" draw:layer="layout" svg:width="6.4cm" svg:height="0.577cm" svg:x="5.1cm" svg:y="12.8cm">
          <draw:text-box>
            <text:p><text:span text:style-name="T3">configuration flo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29" draw:text-style-name="P16" draw:layer="layout" svg:width="10cm" svg:height="8.4cm" svg:x="7.2cm" svg:y="2.4cm">
          <text:p text:style-name="P6"><text:span text:style-name="T1">h</text:span><text:span text:style-name="T1">er</text:span><text:span text:style-name="T1">m</text:span><text:span text:style-name="T1">e</text:span><text:span text:style-name="T1">s</text:span><text:span text:style-name="T1">_r</text:span><text:span text:style-name="T1">o</text:span><text:span text:style-name="T1">ut</text:span><text:span text:style-name="T1">er</text:span><text:span text:style-name="T1">_</text:span><text:span text:style-name="T1">e</text:span><text:span text:style-name="T1">n</text:span><text:span text:style-name="T1">v</text:span></text:p>
          <draw:enhanced-geometry svg:viewBox="0 0 21600 21600" draw:type="rectangle" draw:enhanced-path="M 0 0 L 21600 0 21600 21600 0 21600 0 0 Z N"/>
        </draw:custom-shape>
        <draw:connector draw:style-name="gr30" draw:text-style-name="P4" draw:layer="layout" svg:x1="15.6cm" svg:y1="4.3cm" svg:x2="15.6cm" svg:y2="3.58cm" svg:d="M15600 4300v-720" svg:viewBox="0 0 1 721">
          <text:p/>
        </draw:connector>
        <draw:connector draw:style-name="gr30" draw:text-style-name="P4" draw:layer="layout" svg:x1="15.9cm" svg:y1="9.6cm" svg:x2="15.92cm" svg:y2="4.757cm" draw:start-shape="id9" draw:start-glue-point="0" svg:d="M15900 9600v-2672h20v-2171" svg:viewBox="0 0 21 4844">
          <text:p/>
        </draw:connector>
        <draw:connector draw:style-name="gr30" draw:text-style-name="P4" draw:layer="layout" svg:x1="8.784cm" svg:y1="9.6cm" svg:x2="8.849cm" svg:y2="4.757cm" draw:start-shape="id10" draw:start-glue-point="0" svg:d="M8784 9600v-2672h65v-2171" svg:viewBox="0 0 66 4844">
          <text:p/>
        </draw:connector>
        <draw:custom-shape draw:style-name="gr31" draw:text-style-name="P18" draw:layer="layout" svg:width="3.6cm" svg:height="5cm" svg:x="10.6cm" svg:y="5.4cm">
          <text:p text:style-name="P17"><text:span text:style-name="T5">R</text:span><text:span text:style-name="T5">o</text:span><text:span text:style-name="T5">u</text:span><text:span text:style-name="T5">t</text:span><text:span text:style-name="T5">e</text:span><text:span text:style-name="T5">r</text:span><text:span text:style-name="T5">C</text:span><text:span text:style-name="T5">C</text:span><text:span text:style-name="T5">_</text:span><text:span text:style-name="T5">w</text:span><text:span text:style-name="T5">r</text:span><text:span text:style-name="T5">a</text:span><text:span text:style-name="T5">p</text:span><text:span text:style-name="T5">p</text:span><text:span text:style-name="T5">e</text:span><text:span text:style-name="T5">r</text:span><text:span text:style-name="T5"><text:line-break/></text:span><text:span text:style-name="T5"/></text:p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1cm" svg:height="0.4cm" svg:x="9.6cm" svg:y="9.8cm">
          <text:p/>
          <draw:enhanced-geometry svg:viewBox="0 0 21600 21600" draw:text-areas="0 ?f0 ?f5 ?f2" draw:type="right-arrow" draw:modifiers="18080.7692307692 4686.284289276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1" xml:id="id10" draw:id="id10" draw:layer="layout" svg:width="1.568cm" svg:height="0.87cm" svg:x="8cm" svg:y="9.6cm">
          <text:p text:style-name="P20"><text:span text:style-name="T3">L master</text:span><text:span text:style-name="T3"><text:line-break/></text:span><text:span text:style-name="T3">ag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1cm" svg:height="0.4cm" svg:x="14.2cm" svg:y="9.87cm">
          <text:p/>
          <draw:enhanced-geometry svg:viewBox="0 0 21600 21600" draw:text-areas="0 ?f0 ?f5 ?f2" draw:type="right-arrow" draw:modifiers="18080.7692307692 4686.284289276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21" xml:id="id9" draw:id="id9" draw:layer="layout" svg:width="1.4cm" svg:height="0.87cm" svg:x="15.2cm" svg:y="9.6cm">
          <text:p text:style-name="P20"><text:span text:style-name="T3">L slave</text:span><text:span text:style-name="T3"><text:line-break/></text:span><text:span text:style-name="T3">ag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1cm" svg:height="0.4cm" svg:x="9.6cm" svg:y="8.8cm">
          <text:p/>
          <draw:enhanced-geometry svg:viewBox="0 0 21600 21600" draw:text-areas="0 ?f0 ?f5 ?f2" draw:type="right-arrow" draw:modifiers="18080.7692307692 4686.284289276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1" draw:layer="layout" svg:width="1.568cm" svg:height="0.87cm" svg:x="8cm" svg:y="8.6cm">
          <text:p text:style-name="P20"><text:span text:style-name="T3">W master</text:span><text:span text:style-name="T3"><text:line-break/></text:span><text:span text:style-name="T3">ag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1cm" svg:height="0.4cm" svg:x="9.6cm" svg:y="7.8cm">
          <text:p/>
          <draw:enhanced-geometry svg:viewBox="0 0 21600 21600" draw:text-areas="0 ?f0 ?f5 ?f2" draw:type="right-arrow" draw:modifiers="18080.7692307692 4686.284289276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1" draw:layer="layout" svg:width="1.568cm" svg:height="0.87cm" svg:x="8cm" svg:y="7.6cm">
          <text:p text:style-name="P20"><text:span text:style-name="T3">E master</text:span><text:span text:style-name="T3"><text:line-break/></text:span><text:span text:style-name="T3">ag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1cm" svg:height="0.4cm" svg:x="9.6cm" svg:y="6.8cm">
          <text:p/>
          <draw:enhanced-geometry svg:viewBox="0 0 21600 21600" draw:text-areas="0 ?f0 ?f5 ?f2" draw:type="right-arrow" draw:modifiers="18080.7692307692 4686.284289276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1" draw:layer="layout" svg:width="1.568cm" svg:height="0.87cm" svg:x="8cm" svg:y="6.6cm">
          <text:p text:style-name="P20"><text:span text:style-name="T3">S master</text:span><text:span text:style-name="T3"><text:line-break/></text:span><text:span text:style-name="T3">ag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1cm" svg:height="0.4cm" svg:x="9.6cm" svg:y="5.8cm">
          <text:p/>
          <draw:enhanced-geometry svg:viewBox="0 0 21600 21600" draw:text-areas="0 ?f0 ?f5 ?f2" draw:type="right-arrow" draw:modifiers="18080.7692307692 4686.284289276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1" draw:layer="layout" svg:width="1.568cm" svg:height="0.87cm" svg:x="8cm" svg:y="5.6cm">
          <text:p text:style-name="P20"><text:span text:style-name="T3">N master</text:span><text:span text:style-name="T3"><text:line-break/></text:span><text:span text:style-name="T3">ag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1cm" svg:height="0.4cm" svg:x="14.2cm" svg:y="8.87cm">
          <text:p/>
          <draw:enhanced-geometry svg:viewBox="0 0 21600 21600" draw:text-areas="0 ?f0 ?f5 ?f2" draw:type="right-arrow" draw:modifiers="18080.7692307692 4686.284289276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21" draw:layer="layout" svg:width="1.4cm" svg:height="0.87cm" svg:x="15.2cm" svg:y="8.6cm">
          <text:p text:style-name="P20"><text:span text:style-name="T3">W slave</text:span><text:span text:style-name="T3"><text:line-break/></text:span><text:span text:style-name="T3">ag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1cm" svg:height="0.4cm" svg:x="14.2cm" svg:y="7.87cm">
          <text:p/>
          <draw:enhanced-geometry svg:viewBox="0 0 21600 21600" draw:text-areas="0 ?f0 ?f5 ?f2" draw:type="right-arrow" draw:modifiers="18080.7692307692 4686.284289276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21" draw:layer="layout" svg:width="1.4cm" svg:height="0.87cm" svg:x="15.2cm" svg:y="7.6cm">
          <text:p text:style-name="P20"><text:span text:style-name="T3">E slave</text:span><text:span text:style-name="T3"><text:line-break/></text:span><text:span text:style-name="T3">ag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1cm" svg:height="0.4cm" svg:x="14.2cm" svg:y="6.87cm">
          <text:p/>
          <draw:enhanced-geometry svg:viewBox="0 0 21600 21600" draw:text-areas="0 ?f0 ?f5 ?f2" draw:type="right-arrow" draw:modifiers="18080.7692307692 4686.284289276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21" draw:layer="layout" svg:width="1.4cm" svg:height="0.87cm" svg:x="15.2cm" svg:y="6.6cm">
          <text:p text:style-name="P20"><text:span text:style-name="T3">S </text:span><text:span text:style-name="T3">sla</text:span><text:span text:style-name="T3">ve</text:span><text:span text:style-name="T3"><text:line-break/></text:span><text:span text:style-name="T3">ag</text:span><text:span text:style-name="T3">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1cm" svg:height="0.4cm" svg:x="14.2cm" svg:y="5.87cm">
          <text:p/>
          <draw:enhanced-geometry svg:viewBox="0 0 21600 21600" draw:text-areas="0 ?f0 ?f5 ?f2" draw:type="right-arrow" draw:modifiers="18080.7692307692 4686.284289276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21" draw:layer="layout" svg:width="1.4cm" svg:height="0.87cm" svg:x="15.2cm" svg:y="5.6cm">
          <text:p text:style-name="P20"><text:span text:style-name="T3">N slave</text:span><text:span text:style-name="T3"><text:line-break/></text:span><text:span text:style-name="T3">agent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8.6cm" svg:height="0.685cm" svg:x="8cm" svg:y="4.1cm">
          <text:p text:style-name="P1"><text:span text:style-name="T1">he</text:span><text:span text:style-name="T1">rm</text:span><text:span text:style-name="T1">es</text:span><text:span text:style-name="T1">_r</text:span><text:span text:style-name="T1">ou</text:span><text:span text:style-name="T1">ter</text:span><text:span text:style-name="T1">_s</text:span><text:span text:style-name="T1">co</text:span><text:span text:style-name="T1">re</text:span><text:span text:style-name="T1">bo</text:span><text:span text:style-name="T1">ar</text:span><text:span text:style-name="T1">d</text:span></text:p>
          <draw:enhanced-geometry svg:viewBox="0 0 21600 21600" draw:type="rectangle" draw:enhanced-path="M 0 0 L 21600 0 21600 21600 0 21600 0 0 Z N"/>
        </draw:custom-shape>
        <draw:frame draw:style-name="gr36" draw:text-style-name="P23" draw:layer="layout" svg:width="1.6cm" svg:height="0.45cm" svg:x="8.2cm" svg:y="4.335cm">
          <draw:text-box>
            <text:p text:style-name="P22">in_mon_ap</text:p>
          </draw:text-box>
        </draw:frame>
        <draw:frame draw:style-name="gr37" draw:text-style-name="P23" draw:layer="layout" svg:width="1.8cm" svg:height="0.45cm" svg:x="15cm" svg:y="4.4cm">
          <draw:text-box>
            <text:p text:style-name="P22">out_mon_ap</text:p>
          </draw:text-box>
        </draw:frame>
        <draw:custom-shape draw:style-name="gr38" draw:text-style-name="P10" draw:layer="layout" svg:width="5.4cm" svg:height="0.685cm" svg:x="11.2cm" svg:y="2.915cm">
          <text:p text:style-name="P1"><text:span text:style-name="T1">hermes_router_coverag</text:span><text:span text:style-name="T1">e</text:span></text:p>
          <draw:enhanced-geometry svg:viewBox="0 0 21600 21600" draw:type="rectangle" draw:enhanced-path="M 0 0 L 21600 0 21600 21600 0 21600 0 0 Z N"/>
        </draw:custom-shape>
        <draw:frame draw:style-name="gr37" draw:text-style-name="P23" draw:layer="layout" svg:width="1.8cm" svg:height="0.45cm" svg:x="15cm" svg:y="4cm">
          <draw:text-box>
            <text:p text:style-name="P22">cov_ap</text:p>
          </draw:text-box>
        </draw:frame>
        <draw:custom-shape draw:style-name="gr25" draw:text-style-name="P15" draw:layer="layout" svg:width="2cm" svg:height="0.6cm" svg:x="7.4cm" svg:y="3.2cm">
          <text:p text:style-name="P1"><text:span text:style-name="T4">e</text:span><text:span text:style-name="T4">n</text:span><text:span text:style-name="T4">v</text:span><text:span text:style-name="T4">_</text:span><text:span text:style-name="T4">c</text:span><text:span text:style-name="T4">o</text:span><text:span text:style-name="T4">n</text:span><text:span text:style-name="T4">fi</text:span><text:span text:style-name="T4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39" draw:text-style-name="P8" draw:layer="layout" svg:width="5.929cm" svg:height="6.6cm" svg:x="10.071cm" svg:y="4.2cm">
          <text:p text:style-name="P1"><text:span text:style-name="T1">RouterCC_wrapper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3.471cm" svg:height="5.499cm" svg:x="12.1cm" svg:y="5cm">
          <text:p text:style-name="P1"><text:span text:style-name="T1">RouterCC</text:span><text:span text:style-name="T1"><text:line-break/></text:span><text:span text:style-name="T1">(DUT)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2.13cm" svg:height="0.685cm" draw:transform="rotate (1.5707963267949) translate (10.6cm 10.53cm)">
          <text:p text:style-name="P1"><text:span text:style-name="T1">hermes_if</text:span></text:p>
          <draw:enhanced-geometry svg:viewBox="0 0 21600 21600" draw:type="rectangle" draw:enhanced-path="M 0 0 L 21600 0 21600 21600 0 21600 0 0 Z N"/>
        </draw:custom-shape>
        <draw:line draw:style-name="gr42" draw:text-style-name="P4" draw:layer="layout" svg:x1="11.285cm" svg:y1="8.53cm" svg:x2="12.085cm" svg:y2="8.53cm">
          <text:p/>
        </draw:line>
        <draw:line draw:style-name="gr43" draw:text-style-name="P4" draw:layer="layout" svg:x1="11.285cm" svg:y1="9.53cm" svg:x2="12.085cm" svg:y2="9.53cm">
          <text:p/>
        </draw:line>
        <draw:line draw:style-name="gr42" draw:text-style-name="P4" draw:layer="layout" svg:x1="11.285cm" svg:y1="8.93cm" svg:x2="12.085cm" svg:y2="8.93cm">
          <text:p/>
        </draw:line>
        <draw:line draw:style-name="gr42" draw:text-style-name="P4" draw:layer="layout" svg:x1="12.085cm" svg:y1="10.13cm" svg:x2="11.285cm" svg:y2="10.13cm">
          <text:p/>
        </draw:line>
        <draw:custom-shape draw:style-name="gr44" draw:text-style-name="P21" draw:layer="layout" svg:width="1.8cm" svg:height="0.87cm" svg:x="7.9cm" svg:y="9.2cm">
          <text:p text:style-name="P20"><text:span text:style-name="T3">master</text:span><text:span text:style-name="T3"><text:line-break/></text:span><text:span text:style-name="T3">agent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2.13cm" svg:height="0.685cm" draw:transform="rotate (1.5707963267949) translate (10.615cm 8cm)">
          <text:p text:style-name="P1"><text:span text:style-name="T1">hermes_if</text:span></text:p>
          <draw:enhanced-geometry svg:viewBox="0 0 21600 21600" draw:type="rectangle" draw:enhanced-path="M 0 0 L 21600 0 21600 21600 0 21600 0 0 Z N"/>
        </draw:custom-shape>
        <draw:line draw:style-name="gr42" draw:text-style-name="P4" draw:layer="layout" svg:x1="12.1cm" svg:y1="6cm" svg:x2="11.3cm" svg:y2="6cm">
          <text:p/>
        </draw:line>
        <draw:line draw:style-name="gr43" draw:text-style-name="P4" draw:layer="layout" svg:x1="12.1cm" svg:y1="7cm" svg:x2="11.3cm" svg:y2="7cm">
          <text:p/>
        </draw:line>
        <draw:line draw:style-name="gr42" draw:text-style-name="P4" draw:layer="layout" svg:x1="12.1cm" svg:y1="6.4cm" svg:x2="11.3cm" svg:y2="6.4cm">
          <text:p/>
        </draw:line>
        <draw:line draw:style-name="gr42" draw:text-style-name="P4" draw:layer="layout" svg:x1="11.3cm" svg:y1="7.6cm" svg:x2="12.1cm" svg:y2="7.6cm">
          <text:p/>
        </draw:line>
        <draw:custom-shape draw:style-name="gr12" draw:text-style-name="P10" draw:layer="layout" svg:width="5cm" svg:height="4.371cm" svg:x="4.8cm" svg:y="4.196cm">
          <text:p text:style-name="P1"><text:span text:style-name="T1">h</text:span><text:span text:style-name="T1">e</text:span><text:span text:style-name="T1">r</text:span><text:span text:style-name="T1">m</text:span><text:span text:style-name="T1">e</text:span><text:span text:style-name="T1">s</text:span><text:span text:style-name="T1">_</text:span><text:span text:style-name="T1">a</text:span><text:span text:style-name="T1">g</text:span><text:span text:style-name="T1">e</text:span><text:span text:style-name="T1">n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4cm" svg:height="0.6cm" draw:transform="rotate (1.5707963267949) translate (5cm 8.167cm)">
          <text:p text:style-name="P1"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.458cm" svg:height="0.685cm" svg:x="6cm" svg:y="7.282cm">
          <text:p text:style-name="P1"><text:span text:style-name="T2">h</text:span><text:span text:style-name="T2">e</text:span><text:span text:style-name="T2">r</text:span><text:span text:style-name="T2">m</text:span><text:span text:style-name="T2">e</text:span><text:span text:style-name="T2">s</text:span><text:span text:style-name="T2">_</text:span><text:span text:style-name="T2">m</text:span><text:span text:style-name="T2">a</text:span><text:span text:style-name="T2">s</text:span><text:span text:style-name="T2">t</text:span><text:span text:style-name="T2">e</text:span><text:span text:style-name="T2">r</text:span><text:span text:style-name="T2">_</text:span><text:span text:style-name="T2">d</text:span><text:span text:style-name="T2">r</text:span><text:span text:style-name="T2">i</text:span><text:span text:style-name="T2">v</text:span><text:span text:style-name="T2">e</text:span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.458cm" svg:height="0.685cm" svg:x="6cm" svg:y="5.967cm">
          <text:p text:style-name="P1"><text:span text:style-name="T2">h</text:span><text:span text:style-name="T2">e</text:span><text:span text:style-name="T2">r</text:span><text:span text:style-name="T2">m</text:span><text:span text:style-name="T2">e</text:span><text:span text:style-name="T2">s</text:span><text:span text:style-name="T2">_</text:span><text:span text:style-name="T2">m</text:span><text:span text:style-name="T2">o</text:span><text:span text:style-name="T2">n</text:span><text:span text:style-name="T2">i</text:span><text:span text:style-name="T2">t</text:span><text:span text:style-name="T2">o</text:span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4cm" svg:height="0.4cm" svg:x="8.8cm" svg:y="3.9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13" draw:layer="layout" svg:x1="9cm" svg:y1="5.967cm" svg:x2="9cm" svg:y2="4.367cm">
          <text:p/>
        </draw:line>
        <draw:custom-shape draw:style-name="gr25" draw:text-style-name="P15" draw:layer="layout" svg:width="2cm" svg:height="0.6cm" svg:x="5cm" svg:y="4.767cm">
          <text:p text:style-name="P1"><text:span text:style-name="T4">a</text:span><text:span text:style-name="T4">g</text:span><text:span text:style-name="T4">e</text:span><text:span text:style-name="T4">n</text:span><text:span text:style-name="T4">t</text:span><text:span text:style-name="T4">_</text:span><text:span text:style-name="T4">c</text:span><text:span text:style-name="T4">o</text:span><text:span text:style-name="T4">n</text:span><text:span text:style-name="T4">fi</text:span><text:span text:style-name="T4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3" draw:layer="layout" svg:x1="5.6cm" svg:y1="7.567cm" svg:x2="6cm" svg:y2="7.567cm">
          <text:p/>
        </draw:line>
        <draw:custom-shape draw:style-name="gr45" draw:text-style-name="P9" draw:layer="layout" svg:width="0.4cm" svg:height="1.2cm" draw:transform="rotate (1.5707963267949) translate (9.415cm 7.2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5" draw:text-style-name="P9" draw:layer="layout" svg:width="0.4cm" svg:height="1.2cm" draw:transform="rotate (1.5707963267949) translate (9.4cm 9.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4T13:20:20.693415050</meta:creation-date>
    <dc:date>2019-01-25T10:09:11.850753870</dc:date>
    <meta:editing-duration>PT58M11S</meta:editing-duration>
    <meta:editing-cycles>5</meta:editing-cycles>
    <meta:generator>LibreOffice/6.0.7.3$Linux_X86_64 LibreOffice_project/00m0$Build-3</meta:generator>
    <meta:document-statistic meta:object-count="170"/>
  </office:meta>
</office:document-meta>
</file>